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a28d3e"/>
    </style:style>
    <style:style style:name="P5" style:family="paragraph" style:parent-style-name="Heading_20_2">
      <style:text-properties officeooo:rsid="05735d0c" officeooo:paragraph-rsid="05d45dba"/>
    </style:style>
    <style:style style:name="P6" style:family="paragraph" style:parent-style-name="Text_20_body">
      <style:text-properties officeooo:rsid="05d45d1b" officeooo:paragraph-rsid="05d45d1b"/>
    </style:style>
    <style:style style:name="P7" style:family="paragraph" style:parent-style-name="Text_20_body">
      <style:text-properties officeooo:rsid="05d7049a" officeooo:paragraph-rsid="05d7049a"/>
    </style:style>
    <style:style style:name="P8" style:family="paragraph" style:parent-style-name="Text_20_body">
      <style:text-properties officeooo:rsid="05d80ef2" officeooo:paragraph-rsid="05d80ef2"/>
    </style:style>
    <style:style style:name="P9" style:family="paragraph" style:parent-style-name="Text_20_body">
      <style:text-properties officeooo:rsid="05be395e" officeooo:paragraph-rsid="05ddbf9e"/>
    </style:style>
    <style:style style:name="P10" style:family="paragraph" style:parent-style-name="Text_20_body">
      <style:paragraph-properties fo:line-height="100%"/>
      <style:text-properties officeooo:rsid="04af6545" officeooo:paragraph-rsid="05da9cad"/>
    </style:style>
    <style:style style:name="P11" style:family="paragraph" style:parent-style-name="Text_20_body">
      <style:text-properties officeooo:rsid="05db0cb0" officeooo:paragraph-rsid="05db0cb0"/>
    </style:style>
    <style:style style:name="P12" style:family="paragraph" style:parent-style-name="Text_20_body">
      <style:paragraph-properties fo:text-align="end" style:justify-single-word="false" style:writing-mode="rl-tb"/>
      <style:text-properties officeooo:paragraph-rsid="05ddbf9e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5be395e" officeooo:paragraph-rsid="05ddbf9e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17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18" style:family="paragraph" style:parent-style-name="Text_20_body">
      <style:text-properties officeooo:rsid="05d45d1b" officeooo:paragraph-rsid="05d45d1b"/>
    </style:style>
    <style:style style:name="P19" style:family="paragraph" style:parent-style-name="Text_20_body">
      <style:text-properties officeooo:rsid="05f43161" officeooo:paragraph-rsid="05f43161"/>
    </style:style>
    <style:style style:name="P20" style:family="paragraph" style:parent-style-name="Text_20_body">
      <style:text-properties officeooo:rsid="05d80ef2" officeooo:paragraph-rsid="05d80ef2"/>
    </style:style>
    <style:style style:name="P21" style:family="paragraph" style:parent-style-name="Text_20_body">
      <style:text-properties officeooo:rsid="05f8bd4a" officeooo:paragraph-rsid="05f8bd4a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5f50682" officeooo:paragraph-rsid="05f50682"/>
    </style:style>
    <style:style style:name="P23" style:family="paragraph" style:parent-style-name="Heading_20_1">
      <style:paragraph-properties fo:line-height="100%"/>
      <style:text-properties officeooo:rsid="05226f8d" officeooo:paragraph-rsid="04af6545"/>
    </style:style>
    <style:style style:name="P24" style:family="paragraph" style:parent-style-name="Heading_20_2">
      <style:text-properties officeooo:rsid="05735d0c" officeooo:paragraph-rsid="05f43161"/>
    </style:style>
    <style:style style:name="P25" style:family="paragraph" style:parent-style-name="Heading_20_2">
      <style:text-properties officeooo:rsid="05735d0c" officeooo:paragraph-rsid="05f8bd4a"/>
    </style:style>
    <style:style style:name="P26" style:family="paragraph" style:parent-style-name="Table_20_Contents">
      <style:paragraph-properties fo:text-align="center" style:justify-single-word="false" style:writing-mode="rl-tb"/>
      <style:text-properties fo:font-weight="bold" officeooo:rsid="05f43161" officeooo:paragraph-rsid="05f4316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 style:writing-mode="rl-tb"/>
      <style:text-properties fo:font-size="14pt" officeooo:rsid="059dc5f2" officeooo:paragraph-rsid="05f43161" style:font-size-asian="14pt" style:font-size-complex="14pt"/>
    </style:style>
    <style:style style:name="P28" style:family="paragraph" style:parent-style-name="Table_20_Contents">
      <style:paragraph-properties fo:text-align="center" style:justify-single-word="false" style:writing-mode="rl-tb"/>
      <style:text-properties fo:font-size="14pt" officeooo:rsid="05f43161" officeooo:paragraph-rsid="05f43161" style:font-size-asian="14pt" style:font-size-complex="14pt"/>
    </style:style>
    <style:style style:name="P29" style:family="paragraph" style:parent-style-name="Table_20_Contents">
      <style:paragraph-properties fo:text-align="center" style:justify-single-word="false" style:writing-mode="rl-tb"/>
      <style:text-properties fo:font-size="14pt" fo:font-weight="bold" officeooo:rsid="059dc5f2" officeooo:paragraph-rsid="05f43161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 style:writing-mode="rl-tb"/>
      <style:text-properties officeooo:paragraph-rsid="05f43161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b0cb0" style:font-weight-asian="bold" style:font-weight-complex="bold"/>
    </style:style>
    <style:style style:name="T4" style:family="text">
      <style:text-properties officeooo:rsid="05be395e"/>
    </style:style>
    <style:style style:name="T5" style:family="text">
      <style:text-properties officeooo:rsid="0596ca4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5d45dba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officeooo:rsid="05db0cb0"/>
    </style:style>
    <style:style style:name="T10" style:family="text">
      <style:text-properties officeooo:rsid="05dcca60"/>
    </style:style>
    <style:style style:name="T11" style:family="text">
      <style:text-properties officeooo:rsid="05ddbf9e"/>
    </style:style>
    <style:style style:name="T12" style:family="text">
      <style:text-properties officeooo:rsid="05df579c"/>
    </style:style>
    <style:style style:name="T13" style:family="text">
      <style:text-properties officeooo:rsid="05e339e8"/>
    </style:style>
    <style:style style:name="T14" style:family="text">
      <style:text-properties officeooo:rsid="05e459a1"/>
    </style:style>
    <style:style style:name="T15" style:family="text">
      <style:text-properties officeooo:rsid="05e60424"/>
    </style:style>
    <style:style style:name="T16" style:family="text">
      <style:text-properties officeooo:rsid="05e81ee2"/>
    </style:style>
    <style:style style:name="T17" style:family="text">
      <style:text-properties officeooo:rsid="05ed6dcb"/>
    </style:style>
    <style:style style:name="T18" style:family="text">
      <style:text-properties officeooo:rsid="05eda19f"/>
    </style:style>
    <style:style style:name="T19" style:family="text">
      <style:text-properties officeooo:rsid="05edf9e3"/>
    </style:style>
    <style:style style:name="T20" style:family="text">
      <style:text-properties officeooo:rsid="05eed58a"/>
    </style:style>
    <style:style style:name="T21" style:family="text">
      <style:text-properties officeooo:rsid="05f267b1"/>
    </style:style>
    <style:style style:name="T22" style:family="text">
      <style:text-properties officeooo:rsid="05f43161"/>
    </style:style>
    <style:style style:name="T23" style:family="text">
      <style:text-properties officeooo:rsid="059e518c"/>
    </style:style>
    <style:style style:name="T24" style:family="text">
      <style:text-properties officeooo:rsid="05f8bd4a"/>
    </style:style>
    <style:style style:name="T25" style:family="text">
      <style:text-properties officeooo:rsid="05fbaa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מטלה <text:span text:style-name="T21">9</text:span> - חלוקת שכר-דירה והאלגוריתם ההונגרי</text:h>
      <text:p text:style-name="P10">יש לענות על שאלה אחת לבחירתכם. הגשה בזוגות, עד תחילת ההרצאה הבאה.</text:p>
      <text:p text:style-name="P4">שאלה <text:span text:style-name="T1">1: שידוך מקסימלי וכיסוי מינימלי</text:span></text:p>
      <text:p text:style-name="P6">בהרצאה הזכרנו את המשפט האומר שבגרף דו-צדדי, גודל השידוך המקסימלי שווה לגודל הכיסוי המינימלי. <text:s/>המשפט הזה נקרא <text:span text:style-name="T2">משפט קניג.</text:span><text:span text:style-name="T6"> <text:s/>ההוכחה שלו נותנת גם אלגוריתם שבעזרתו ניתן לבנות, מכל שידוך מקסימלי, את הכיסוי המינימלי. קיראו את ההוכחה כאן:</text:span></text:p>
      <text:p text:style-name="P6"><text:span text:style-name="T6"><text:s/></text:span><text:a xlink:type="simple" xlink:href="https://en.wikipedia.org/wiki/Kőnig%27s_theorem_(graph_theory)#Proof" text:style-name="Internet_20_link" text:visited-style-name="Visited_20_Internet_20_Link"><text:span text:style-name="T8">https://en.wikipedia.org/wiki/K%C5%91nig%27s_theorem_(graph_theory)#Proof</text:span></text:a></text:p>
      <text:p text:style-name="P6">תארו במילים שלכם את האלגוריתם ותנו דוגמת הרצה.</text:p>
      <text:p text:style-name="P6"/>
      <text:p text:style-name="P5">שאלה <text:span text:style-name="T7">2: חלוקת שכר-דירה אגליטרית</text:span></text:p>
      <text:p text:style-name="P7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החלוקה ה<text:span text:style-name="T2">אגליטרית </text:span>(egalitarian) היא החלוקה שבה התועלת הקטנה ביותר היא גדולה יותר <text:span text:style-name="T9">מכל שאר החלוקות</text:span>.<text:span text:style-name="T9"> החלוקה </text:span><text:span text:style-name="T3">האגליטרית ללא קנאה</text:span><text:span text:style-name="T9"> היא החלוקה שבה התועלת הקטנה ביותר היא גדולה יותר מכל שאר החלוקות ללא קנאה.</text:span></text:p>
      <text:p text:style-name="P8">א. <text:span text:style-name="T9">תנו דוגמה </text:span>עם שלושה חדרים ושלושה דיירים, שבו בחלוקה האגליטרית יש קנאה.<text:span text:style-name="T9"> </text:span></text:p>
      <text:p text:style-name="P11">ב. מיצאו את החלוקה האגליטרית-ללא-קנאה בדוגמה זו.</text:p>
      <text:p text:style-name="P8"><text:span text:style-name="T10">ג</text:span>. האם<text:span text:style-name="T9"> מצב </text:span>כזה <text:span text:style-name="T25">(שבו בחלוקה האגליטרית יש קנאה) </text:span>אפשרי גם עם שני חדרים ושני דיירים?</text:p>
      <text:p text:style-name="P8"/>
      <text:p text:style-name="P24">שאלה <text:span text:style-name="T22">3: חישוב חלוקה הוגנת עם תשלום מקסימלי</text:span></text:p>
      <text:p text:style-name="P19">נתונה טבלה המתארת ערכים של שלושה דיירים לשלושה חדרים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6">חדר ג</text:p>
          </table:table-cell>
          <table:table-cell table:style-name="Table1.A1" office:value-type="string">
            <text:p text:style-name="P26">חדר ב</text:p>
          </table:table-cell>
          <table:table-cell table:style-name="Table1.A1" office:value-type="string">
            <text:p text:style-name="P26">חדר א</text:p>
          </table:table-cell>
          <table:table-cell table:style-name="Table1.D1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8">11</text:p>
          </table:table-cell>
          <table:table-cell table:style-name="Table1.A2" office:value-type="string">
            <text:p text:style-name="P27"><text:span text:style-name="T22">2</text:span>2</text:p>
          </table:table-cell>
          <table:table-cell table:style-name="Table1.A2" office:value-type="string">
            <text:p text:style-name="P29"><text:span text:style-name="T22">3</text:span>3</text:p>
          </table:table-cell>
          <table:table-cell table:style-name="Table1.D2" office:value-type="string">
            <text:p text:style-name="P26">דייר א</text:p>
          </table:table-cell>
        </table:table-row>
        <table:table-row>
          <table:table-cell table:style-name="Table1.A2" office:value-type="string">
            <text:p text:style-name="P27"><text:span text:style-name="T22">4</text:span>4</text:p>
          </table:table-cell>
          <table:table-cell table:style-name="Table1.A2" office:value-type="string">
            <text:p text:style-name="P29"><text:span text:style-name="T22">5</text:span>5</text:p>
          </table:table-cell>
          <table:table-cell table:style-name="Table1.A2" office:value-type="string">
            <text:p text:style-name="P27"><text:span text:style-name="T22">6</text:span>6</text:p>
          </table:table-cell>
          <table:table-cell table:style-name="Table1.D2" office:value-type="string">
            <text:p text:style-name="P26">דייר ב</text:p>
          </table:table-cell>
        </table:table-row>
        <table:table-row>
          <table:table-cell table:style-name="Table1.A2" office:value-type="string">
            <text:p text:style-name="P29"><text:span text:style-name="T22">7</text:span>7</text:p>
          </table:table-cell>
          <table:table-cell table:style-name="Table1.A2" office:value-type="string">
            <text:p text:style-name="P27"><text:span text:style-name="T22">8</text:span>8</text:p>
          </table:table-cell>
          <table:table-cell table:style-name="Table1.A2" office:value-type="string">
            <text:p text:style-name="P27"><text:span text:style-name="T22">9</text:span>9</text:p>
          </table:table-cell>
          <table:table-cell table:style-name="Table1.D2" office:value-type="string">
            <text:p text:style-name="P26">דייר ג</text:p>
          </table:table-cell>
        </table:table-row>
      </table:table>
      <text:p text:style-name="P22">ההשמה שנבחרה מסומנת בהדגשה. <text:s text:c="3"/><text:span text:style-name="T23">כיתבו פקודה בשפת Mathematica (או בשפה אחרת לבחירתכם) </text:span>המחשבת מחיר לכל חדר, כך ש:</text:p>
      <text:p text:style-name="P22">א. ההשמה הנבחרת, עם וקטור המחירים שחושב, היא ללא קנאה.</text:p>
      <text:p text:style-name="P22">ב. סכום הכסף שנאסף מהדיירים הוא מקסימלי מבין כל החלוקות ללא קנאה. </text:p>
      <text:p text:style-name="P25"><text:soft-page-break/>שאלה <text:span text:style-name="T24">4: בעיית מכפלת הצריחים</text:span></text:p>
      <text:p text:style-name="P21">נתון לוח שחמט (8 על 8) שבו בכל משבצת כתוב מספר חיובי כלשהו.</text:p>
      <text:p text:style-name="P21">תארו אלגוריתם להצבת שמונה צריחים על הלוח, כך שאף צריח לא מאיים על אף צריח אחר, ומכפלת המספרים הרשומים תחת הצריחים היא הגדולה ביותר.</text:p>
      <text:p text:style-name="P21"/>
      <text:p text:style-name="P3">שאלה <text:span text:style-name="T22">5: תיכנות אלגוריתם</text:span></text:p>
      <text:p text:style-name="P9">רוצים לחלק <text:span text:style-name="T15">n </text:span>חדרים <text:span text:style-name="T15">ל-n </text:span>דיירים<text:span text:style-name="T20">. </text:span><text:s/>כל דייר<text:span text:style-name="T5"> מיוצג ע"י המחלקה הבאה:</text:span></text:p>
      <text:p text:style-name="P16">class Agent {</text:p>
      <text:p text:style-name="P16"><text:span text:style-name="T12"><text:tab/>int bestRoom</text:span>(<text:span text:style-name="T16">int[] prices</text:span>); <text:s/></text:p>
      <text:p text:style-name="P16"><text:s text:c="5"/>// INPUT: <text:s text:c="2"/><text:span text:style-name="T11">the prices of the n rooms, in shekels.</text:span></text:p>
      <text:p text:style-name="P16"><text:s text:c="5"/>// OUTPUT: <text:s/><text:span text:style-name="T11">the index of a room that the agent most prefers in these prices. Index is between 0 and n-1.</text:span></text:p>
      <text:p text:style-name="P16">}<text:span text:style-name="T13">;</text:span></text:p>
      <text:p text:style-name="P14">כיתבו בשפה לבחירתכם<text:span text:style-name="T14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15">כותרת הפונקציה:</text:p>
      <text:p text:style-name="P16">void <text:span text:style-name="T4">findEnvyFreeAssignment</text:span>(Agent[] agents<text:span text:style-name="T17">, int totalRent</text:span>)</text:p>
      <text:p text:style-name="P13">פלט לדוגמה:</text:p>
      <text:p text:style-name="P17"><text:span text:style-name="T18">A</text:span>gent 0 receives room 2<text:span text:style-name="T19"> for 163 shekels.</text:span></text:p>
      <text:p text:style-name="P17"><text:span text:style-name="T19">A</text:span>gent 1 receives room 1<text:span text:style-name="T19"> for 274 shekels.</text:span></text:p>
      <text:p text:style-name="P17"><text:span text:style-name="T19">A</text:span>gent 2 receives room 0<text:span text:style-name="T19"> for 343 shekels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28T08:07:02.863442846</dc:date>
    <meta:editing-duration>P11DT4H3M29S</meta:editing-duration>
    <meta:editing-cycles>1358</meta:editing-cycles>
    <meta:document-statistic meta:table-count="1" meta:image-count="0" meta:object-count="0" meta:page-count="2" meta:paragraph-count="50" meta:word-count="430" meta:character-count="2415" meta:non-whitespace-character-count="2006"/>
  </office:meta>
</office:document-meta>
</file>